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fo:break-before="column" table:align="margins"/>
    </style:style>
    <style:style style:name="Table1.A" style:family="table-column">
      <style:table-column-properties style:column-width="0.901cm" style:rel-column-width="3473*"/>
    </style:style>
    <style:style style:name="Table1.B" style:family="table-column">
      <style:table-column-properties style:column-width="2.092cm" style:rel-column-width="8061*"/>
    </style:style>
    <style:style style:name="Table1.C" style:family="table-column">
      <style:table-column-properties style:column-width="2.713cm" style:rel-column-width="10454*"/>
    </style:style>
    <style:style style:name="Table1.D" style:family="table-column">
      <style:table-column-properties style:column-width="1.693cm" style:rel-column-width="6525*"/>
    </style:style>
    <style:style style:name="Table1.E" style:family="table-column">
      <style:table-column-properties style:column-width="1.903cm" style:rel-column-width="7334*"/>
    </style:style>
    <style:style style:name="Table1.F" style:family="table-column">
      <style:table-column-properties style:column-width="2.184cm" style:rel-column-width="8415*"/>
    </style:style>
    <style:style style:name="Table1.G" style:family="table-column">
      <style:table-column-properties style:column-width="2.716cm" style:rel-column-width="10468*"/>
    </style:style>
    <style:style style:name="Table1.H" style:family="table-column">
      <style:table-column-properties style:column-width="1.207cm" style:rel-column-width="4649*"/>
    </style:style>
    <style:style style:name="Table1.I" style:family="table-column">
      <style:table-column-properties style:column-width="1.598cm" style:rel-column-width="61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2pt" fo:font-weight="bold" officeooo:rsid="00adcd69" officeooo:paragraph-rsid="007f8da0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paragraph-rsid="0071e6b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3fa0f9" officeooo:paragraph-rsid="0071e6b5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rsid="003fa0f9" officeooo:paragraph-rsid="0078fabc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3fa0f9" officeooo:paragraph-rsid="003fa0f9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78fabc" officeooo:paragraph-rsid="0078fabc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71e6b5" officeooo:paragraph-rsid="0071e6b5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03e3c54" officeooo:paragraph-rsid="0071e6b5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73a0cb" officeooo:paragraph-rsid="0073a0cb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paragraph-rsid="0071e6b5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paragraph-rsid="0078fabc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7a1f0c" style:font-size-asian="7pt" style:font-weight-asian="bold" style:font-size-complex="7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3b7db6"/>
    </style:style>
    <style:style style:name="T3" style:family="text">
      <style:text-properties officeooo:rsid="0071e6b5"/>
    </style:style>
    <style:style style:name="T4" style:family="text">
      <style:text-properties officeooo:rsid="0078fabc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8">SR</text:p>
            <text:p text:style-name="P8">No.</text:p>
          </table:table-cell>
          <table:table-cell table:style-name="Table1.A1" office:value-type="string">
            <text:p text:style-name="P4">Schedule <text:span text:style-name="T3">D</text:span>ate</text:p>
          </table:table-cell>
          <table:table-cell table:style-name="Table1.A1" office:value-type="string">
            <text:p text:style-name="P9">Supplier Name</text:p>
          </table:table-cell>
          <table:table-cell table:style-name="Table1.A1" office:value-type="string">
            <text:p text:style-name="P8">PO No.</text:p>
          </table:table-cell>
          <table:table-cell table:style-name="Table1.A1" office:value-type="string">
            <text:p text:style-name="P8">PO Date</text:p>
          </table:table-cell>
          <table:table-cell table:style-name="Table1.A1" office:value-type="string">
            <text:p text:style-name="P5"><text:span text:style-name="T4">Shipment</text:span> No</text:p>
          </table:table-cell>
          <table:table-cell table:style-name="Table1.A1" office:value-type="string">
            <text:p text:style-name="P6">Product</text:p>
          </table:table-cell>
          <table:table-cell table:style-name="Table1.A1" office:value-type="string">
            <text:p text:style-name="P6">Qty</text:p>
          </table:table-cell>
          <table:table-cell table:style-name="Table1.I1" office:value-type="string">
            <text:p text:style-name="P7">Uom</text:p>
          </table:table-cell>
        </table:table-row>
        <table:table-row>
          <table:table-cell table:style-name="Table1.A2" table:number-columns-spanned="9" office:value-type="string">
            <text:p text:style-name="P10"><text:text-input text:description="&lt;for each=&quot;line in get_move_lines(o)&quot;&gt;">For star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1"><text:text-input text:description="&lt;line['sr_no']&gt;">Sr No</text:text-input></text:p>
          </table:table-cell>
          <table:table-cell table:style-name="Table1.A3" office:value-type="string">
            <text:p text:style-name="P13"><text:text-input text:description="&lt;formatLang(line['date'],date = True) &gt;">Date</text:text-input></text:p>
          </table:table-cell>
          <table:table-cell table:style-name="Table1.A3" office:value-type="string">
            <text:p text:style-name="P13"><text:text-input text:description="&lt;line['supplier']&gt;">Supplier</text:text-input></text:p>
          </table:table-cell>
          <table:table-cell table:style-name="Table1.A3" office:value-type="string">
            <text:p text:style-name="P12"><text:text-input text:description="&lt;line['po_no']&gt;">Po No</text:text-input></text:p>
          </table:table-cell>
          <table:table-cell table:style-name="Table1.A3" office:value-type="string">
            <text:p text:style-name="P12"><text:text-input text:description="&lt;formatLang(line['po_date'],date=True)&gt;">Po Date</text:text-input></text:p>
          </table:table-cell>
          <table:table-cell table:style-name="Table1.A3" office:value-type="string">
            <text:p text:style-name="P14"><text:text-input text:description="&lt;line['receiptno']&gt;">Receipt No</text:text-input></text:p>
          </table:table-cell>
          <table:table-cell table:style-name="Table1.A3" office:value-type="string">
            <text:p text:style-name="P12"><text:text-input text:description="&lt;line['product']&gt;">Products</text:text-input></text:p>
          </table:table-cell>
          <table:table-cell table:style-name="Table1.A3" office:value-type="string">
            <text:p text:style-name="P12"><text:text-input text:description="&lt;line['qty']&gt;">Qty</text:text-input></text:p>
          </table:table-cell>
          <table:table-cell table:style-name="Table1.A2" office:value-type="string">
            <text:p text:style-name="P12"><text:text-input text:description="&lt;line['uom']&gt;">uom</text:text-input></text:p>
          </table:table-cell>
        </table:table-row>
        <table:table-row>
          <table:table-cell table:style-name="Table1.A2" table:number-columns-spanned="9" office:value-type="string">
            <text:p text:style-name="P10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Printed on <text:date style:data-style-name="N79" text:date-value="2017-02-28T14:45:07.295683957">Tuesday, February 28, 2017</text:date> at <text:time style:data-style-name="N42" text:time-value="2017-02-28T14:45:07.295826030">02:44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officeooo:rsid="00adcd69" officeooo:paragraph-rsid="007f8da0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0pt" fo:font-weight="bold" officeooo:paragraph-rsid="0071e6b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officeooo:rsid="003b7db6"/>
    </style:style>
    <style:style style:name="MT3" style:family="text">
      <style:text-properties officeooo:rsid="0071e6b5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9cm" fo:margin-left="0cm" fo:margin-right="0cm" fo:margin-bottom="0.3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 </text:p>
        <text:p text:style-name="MP1"><text:span text:style-name="MT1"><text:s/></text:span><text:span text:style-name="MT1"><text:text-input text:description="&lt;company_address(o)&gt;">Company Address</text:text-input></text:span><text:span text:style-name="MT1"> </text:span><text:s/></text:p>
        <text:p text:style-name="MP2"><text:span text:style-name="MT2">INCOMING SHIPMENT SCHEDULE REGISTER</text:span> </text:p>
        <text:p text:style-name="MP2"><text:span text:style-name="MT2">DATE FROM</text:span> <text:text-input text:description="&lt;formatLang(o.date_start,date = True) &gt;">start date </text:text-input> <text:span text:style-name="MT3">TO </text:span><text:s/><text:text-input text:description="&lt;formatLang(o.date_stop,date=True)&gt;">Date Stop</text:text-input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2-28T14:45:07.208401697</dc:date>
    <meta:editing-duration>PT6H17M16S</meta:editing-duration>
    <meta:editing-cycles>60</meta:editing-cycles>
    <meta:generator>LibreOffice/4.2.8.2$Linux_X86_64 LibreOffice_project/420m0$Build-2</meta:generator>
    <meta:document-statistic meta:table-count="1" meta:image-count="0" meta:object-count="0" meta:page-count="1" meta:paragraph-count="26" meta:word-count="86" meta:character-count="318" meta:non-whitespace-character-count="281"/>
  </office:meta>
</office:document-meta>
</file>